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Noto Sans Symbols" svg:font-family="'Noto Sans Symbo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officeooo:rsid="001dd9d5" officeooo:paragraph-rsid="0022a259"/>
    </style:style>
    <style:style style:name="P5" style:family="paragraph" style:parent-style-name="Standard">
      <style:paragraph-properties fo:margin-top="0in" fo:margin-bottom="0in" loext:contextual-spacing="false"/>
      <style:text-properties style:text-underline-style="solid" style:text-underline-width="auto" style:text-underline-color="font-color" officeooo:paragraph-rsid="002310ba"/>
    </style:style>
    <style:style style:name="P6" style:family="paragraph" style:parent-style-name="Standard">
      <style:paragraph-properties fo:margin-top="0in" fo:margin-bottom="0in" loext:contextual-spacing="false"/>
      <style:text-properties style:text-underline-style="solid" style:text-underline-width="auto" style:text-underline-color="font-color" officeooo:paragraph-rsid="002635b5"/>
    </style:style>
    <style:style style:name="P7" style:family="paragraph" style:parent-style-name="Standard">
      <style:paragraph-properties fo:margin-top="0in" fo:margin-bottom="0in" loext:contextual-spacing="false"/>
      <style:text-properties officeooo:paragraph-rsid="0022a259"/>
    </style:style>
    <style:style style:name="P8" style:family="paragraph" style:parent-style-name="Standard">
      <style:paragraph-properties fo:margin-top="0in" fo:margin-bottom="0in" loext:contextual-spacing="false"/>
      <style:text-properties officeooo:paragraph-rsid="002310ba"/>
    </style:style>
    <style:style style:name="P9" style:family="paragraph" style:parent-style-name="Standard">
      <style:paragraph-properties fo:margin-top="0in" fo:margin-bottom="0in" loext:contextual-spacing="false"/>
      <style:text-properties officeooo:paragraph-rsid="002488a3"/>
    </style:style>
    <style:style style:name="P10" style:family="paragraph" style:parent-style-name="Standard">
      <style:paragraph-properties fo:margin-top="0in" fo:margin-bottom="0in" loext:contextual-spacing="false"/>
      <style:text-properties officeooo:paragraph-rsid="002635b5"/>
    </style:style>
    <style:style style:name="P11" style:family="paragraph" style:parent-style-name="Standard">
      <style:paragraph-properties fo:margin-top="0in" fo:margin-bottom="0in" loext:contextual-spacing="false"/>
      <style:text-properties officeooo:paragraph-rsid="0027e72e"/>
    </style:style>
    <style:style style:name="P12" style:family="paragraph" style:parent-style-name="Heading_20_2">
      <style:paragraph-properties fo:margin-top="0in" fo:margin-bottom="0in" loext:contextual-spacing="false"/>
      <style:text-properties officeooo:paragraph-rsid="002635b5"/>
    </style:style>
    <style:style style:name="P13" style:family="paragraph" style:parent-style-name="Heading_20_2">
      <style:paragraph-properties fo:margin-top="0in" fo:margin-bottom="0in" loext:contextual-spacing="false"/>
      <style:text-properties fo:font-variant="normal" fo:text-transform="none" fo:color="#000000" style:text-line-through-style="none" style:text-line-through-type="none" style:font-name="Arial1" fo:font-size="11pt" fo:font-style="italic" style:text-underline-style="none" fo:font-weight="bold" officeooo:rsid="002b3696" officeooo:paragraph-rsid="002b3696" style:text-blinking="false" fo:background-color="transparent"/>
    </style:style>
    <style:style style:name="P14" style:family="paragraph" style:parent-style-name="Heading_20_1">
      <style:paragraph-properties fo:margin-top="0in" fo:margin-bottom="0in" loext:contextual-spacing="false"/>
      <style:text-properties officeooo:paragraph-rsid="002310ba"/>
    </style:style>
    <style:style style:name="P15" style:family="paragraph" style:parent-style-name="Heading_20_1">
      <style:paragraph-properties fo:margin-top="0in" fo:margin-bottom="0in" loext:contextual-spacing="false"/>
      <style:text-properties officeooo:paragraph-rsid="002488a3"/>
    </style:style>
    <style:style style:name="P16" style:family="paragraph" style:parent-style-name="Heading_20_1">
      <style:paragraph-properties fo:margin-top="0in" fo:margin-bottom="0in" loext:contextual-spacing="false"/>
      <style:text-properties officeooo:paragraph-rsid="002635b5"/>
    </style:style>
    <style:style style:name="P17" style:family="paragraph" style:parent-style-name="Heading_20_3">
      <style:paragraph-properties fo:margin-top="0in" fo:margin-bottom="0in" loext:contextual-spacing="false"/>
    </style:style>
    <style:style style:name="P18"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310ba" style:text-blinking="false" fo:background-color="transparent"/>
    </style:style>
    <style:style style:name="P19" style:family="paragraph" style:parent-style-name="Standard">
      <style:paragraph-properties fo:margin-left="0in" fo:margin-right="0in" fo:margin-top="0in" fo:margin-bottom="0in" loext:contextual-spacing="false" fo:text-indent="0in" style:auto-text-indent="false"/>
    </style:style>
    <style:style style:name="P20" style:family="paragraph" style:parent-style-name="Standard">
      <style:paragraph-properties fo:margin-left="0.5in" fo:margin-right="0in" fo:margin-top="0in" fo:margin-bottom="0in" loext:contextual-spacing="false" fo:text-indent="0in" style:auto-text-indent="false"/>
      <style:text-properties officeooo:paragraph-rsid="002635b5"/>
    </style:style>
    <style:style style:name="P21" style:family="paragraph" style:parent-style-name="Title">
      <style:paragraph-properties fo:margin-top="0in" fo:margin-bottom="0.0417in" loext:contextual-spacing="false" fo:text-align="center" style:justify-single-word="false"/>
    </style:style>
    <style:style style:name="P22" style:family="paragraph" style:parent-style-name="Title">
      <style:paragraph-properties fo:margin-top="0in" fo:margin-bottom="0.0417in" loext:contextual-spacing="false" fo:break-before="page"/>
    </style:style>
    <style:style style:name="P23" style:family="paragraph" style:parent-style-name="Title">
      <style:paragraph-properties fo:margin-top="0in" fo:margin-bottom="0.0417in" loext:contextual-spacing="false" fo:text-align="center" style:justify-single-word="false" fo:break-before="page"/>
      <style:text-properties officeooo:paragraph-rsid="002635b5"/>
    </style:style>
    <style:style style:name="P24" style:family="paragraph" style:parent-style-name="Standard" style:list-style-name="L1">
      <style:paragraph-properties fo:margin-top="0in" fo:margin-bottom="0in" loext:contextual-spacing="false"/>
      <style:text-properties officeooo:rsid="0032119c" officeooo:paragraph-rsid="0032119c"/>
    </style:style>
    <style:style style:name="P25" style:family="paragraph" style:parent-style-name="Standard" style:list-style-name="L1">
      <style:paragraph-properties fo:margin-top="0in" fo:margin-bottom="0in" loext:contextual-spacing="false"/>
      <style:text-properties officeooo:paragraph-rsid="0032119c"/>
    </style:style>
    <style:style style:name="P26" style:family="paragraph" style:parent-style-name="Standard">
      <style:paragraph-properties fo:margin-top="0in" fo:margin-bottom="0in" loext:contextual-spacing="false"/>
      <style:text-properties officeooo:paragraph-rsid="002310ba"/>
    </style:style>
    <style:style style:name="P27"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Arial1" fo:font-size="11pt" fo:font-style="italic" style:text-underline-style="none" fo:font-weight="bold" officeooo:paragraph-rsid="002488a3" style:text-blinking="false" fo:background-color="transparent"/>
    </style:style>
    <style:style style:name="P28" style:family="paragraph" style:parent-style-name="Standard" style:list-style-name="L3">
      <style:paragraph-properties fo:margin-top="0in" fo:margin-bottom="0in" loext:contextual-spacing="false"/>
      <style:text-properties officeooo:rsid="003666ad" officeooo:paragraph-rsid="003666ad"/>
    </style:style>
    <style:style style:name="P29" style:family="paragraph" style:parent-style-name="Standard">
      <style:paragraph-properties fo:margin-top="0in" fo:margin-bottom="0in" loext:contextual-spacing="false"/>
      <style:text-properties officeooo:paragraph-rsid="002488a3"/>
    </style:style>
    <style:style style:name="P30" style:family="paragraph" style:parent-style-name="Standard">
      <style:paragraph-properties fo:margin-top="0in" fo:margin-bottom="0in" loext:contextual-spacing="false"/>
      <style:text-properties officeooo:paragraph-rsid="0022a259"/>
    </style:style>
    <style:style style:name="P31"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22a259"/>
    </style:style>
    <style:style style:name="P32" style:family="paragraph" style:parent-style-name="Standard" style:list-style-name="WWNum4">
      <style:paragraph-properties fo:margin-left="0.5in" fo:margin-right="0in" fo:margin-top="0in" fo:margin-bottom="0in" loext:contextual-spacing="true" fo:text-indent="-0.25in" style:auto-text-indent="false"/>
      <style:text-properties officeooo:rsid="002a0eda" officeooo:paragraph-rsid="002a0eda"/>
    </style:style>
    <style:style style:name="P33" style:family="paragraph" style:parent-style-name="Standard" style:list-style-name="WWNum4">
      <style:paragraph-properties fo:margin-left="0.5in" fo:margin-right="0in" fo:margin-top="0in" fo:margin-bottom="0in" loext:contextual-spacing="true" fo:text-indent="-0.25in" style:auto-text-indent="false"/>
      <style:text-properties officeooo:rsid="001dd9d5" officeooo:paragraph-rsid="0022a259"/>
    </style:style>
    <style:style style:name="P34" style:family="paragraph" style:parent-style-name="Standard" style:list-style-name="WWNum1">
      <style:paragraph-properties fo:margin-left="0.5in" fo:margin-right="0in" fo:margin-top="0in" fo:margin-bottom="0in" loext:contextual-spacing="true" fo:text-indent="-0.25in" style:auto-text-indent="false"/>
      <style:text-properties officeooo:paragraph-rsid="002488a3"/>
    </style:style>
    <style:style style:name="P35"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2635b5"/>
    </style:style>
    <style:style style:name="P36"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style:style>
    <style:style style:name="P37"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310ba" style:text-blinking="false" fo:background-color="transparent"/>
    </style:style>
    <style:style style:name="P38"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488a3" style:text-blinking="false" fo:background-color="transparent"/>
    </style:style>
    <style:style style:name="P39" style:family="paragraph" style:parent-style-name="Text_20_body" style:list-style-name="L4">
      <style:paragraph-properties fo:margin-top="0in" fo:margin-bottom="0in" loext:contextual-spacing="false"/>
      <style:text-properties officeooo:paragraph-rsid="002488a3"/>
    </style:style>
    <style:style style:name="P40" style:family="paragraph" style:parent-style-name="Text_20_body">
      <style:paragraph-properties fo:margin-top="0in" fo:margin-bottom="0in" loext:contextual-spacing="false"/>
      <style:text-properties officeooo:paragraph-rsid="002635b5"/>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font-size-asian="10pt" style:font-size-complex="10pt"/>
    </style:style>
    <style:style style:name="P43" style:family="paragraph" style:parent-style-name="Text_20_body">
      <style:paragraph-properties fo:margin-top="0in" fo:margin-bottom="0in" loext:contextual-spacing="false" fo:line-height="138%" style:writing-mode="lr-tb"/>
      <style:text-properties fo:font-size="10pt" fo:font-weight="normal" style:font-size-asian="10pt" style:font-size-complex="10pt"/>
    </style:style>
    <style:style style:name="P44" style:family="paragraph" style:parent-style-name="Text_20_body">
      <style:paragraph-properties fo:margin-top="0in" fo:margin-bottom="0in" loext:contextual-spacing="false" fo:line-height="138%" style:writing-mode="lr-tb"/>
      <style:text-properties fo:font-size="10pt" style:font-size-asian="10pt" style:font-size-complex="10pt"/>
    </style:style>
    <style:style style:name="P45" style:family="paragraph" style:parent-style-name="Text_20_body" style:list-style-name="L4">
      <style:paragraph-properties fo:margin-top="0in" fo:margin-bottom="0in" loext:contextual-spacing="false" fo:line-height="138%" style:writing-mode="lr-tb"/>
    </style:style>
    <style:style style:name="P46" style:family="paragraph" style:parent-style-name="Text_20_body" style:list-style-name="L10">
      <style:paragraph-properties fo:margin-top="0in" fo:margin-bottom="0in" loext:contextual-spacing="false" fo:line-height="138%" style:writing-mode="lr-tb"/>
    </style:style>
    <style:style style:name="P47"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8"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Noto Sans Symbols" fo:font-size="11pt" fo:font-style="normal" style:text-underline-style="none" fo:font-weight="normal" style:text-blinking="false"/>
    </style:style>
    <style:style style:name="P49" style:family="paragraph" style:parent-style-name="Text_20_body" style:list-style-name="L10">
      <style:paragraph-properties fo:margin-top="0in" fo:margin-bottom="0in" loext:contextual-spacing="false" fo:line-height="138%" style:writing-mode="lr-tb"/>
      <style:text-properties fo:font-variant="normal" fo:text-transform="none" fo:color="#000000" style:text-line-through-style="none" style:text-line-through-type="none" style:font-name="Noto Sans Symbols" fo:font-size="11pt" fo:font-style="normal" style:text-underline-style="none" fo:font-weight="normal" style:text-blinking="false"/>
    </style:style>
    <style:style style:name="P50" style:family="paragraph" style:parent-style-name="Text_20_body" style:list-style-name="L4"/>
    <style:style style:name="P51" style:family="paragraph" style:parent-style-name="Text_20_body" style:list-style-name="L7"/>
    <style:style style:name="P52" style:family="paragraph" style:parent-style-name="Text_20_body">
      <style:text-properties fo:font-size="10pt" style:font-size-asian="10pt" style:font-size-complex="10pt"/>
    </style:style>
    <style:style style:name="P5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paragraph-rsid="002488a3" style:text-blinking="false" fo:background-color="transparent"/>
    </style:style>
    <style:style style:name="P54" style:family="paragraph" style:parent-style-name="Text_20_body" style:list-style-name="L10">
      <style:paragraph-properties fo:margin-top="0in" fo:margin-bottom="0in" loext:contextual-spacing="true"/>
      <style:text-properties fo:font-variant="normal" fo:text-transform="none" fo:color="#000000" style:text-line-through-style="none" style:text-line-through-type="none" style:font-name="Arial1" fo:font-size="11pt" fo:font-style="normal" style:text-underline-style="none" fo:font-weight="normal" officeooo:paragraph-rsid="002635b5" style:text-blinking="false" fo:background-color="transparent"/>
    </style:style>
    <style:style style:name="P55" style:family="paragraph" style:parent-style-name="Heading_20_1">
      <style:paragraph-properties fo:margin-top="0in" fo:margin-bottom="0in" loext:contextual-spacing="false"/>
      <style:text-properties officeooo:paragraph-rsid="002310ba"/>
    </style:style>
    <style:style style:name="P56" style:family="paragraph" style:parent-style-name="Heading_20_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italic" style:text-underline-style="none" fo:font-weight="bold" style:text-blinking="false" fo:background-color="transparent"/>
    </style:style>
    <style:style style:name="P57" style:family="paragraph" style:parent-style-name="Heading_20_3">
      <style:paragraph-properties fo:margin-top="0in" fo:margin-bottom="0in" loext:contextual-spacing="false"/>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font-size-asian="10pt" style:font-size-complex="10pt"/>
    </style:style>
    <style:style style:name="P58" style:family="paragraph" style:parent-style-name="Heading_20_3">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font-size-asian="10pt" style:font-size-complex="10pt"/>
    </style:style>
    <style:style style:name="P59" style:family="paragraph" style:parent-style-name="Title" style:master-page-name="Standard">
      <style:paragraph-properties fo:margin-top="0in" fo:margin-bottom="0.0417in" loext:contextual-spacing="false" fo:text-align="center" style:justify-single-word="false" style:page-number="1"/>
      <style:text-properties officeooo:paragraph-rsid="002cbda5"/>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1dd9d5"/>
    </style:style>
    <style:style style:name="T3" style:family="text">
      <style:text-properties fo:font-weight="bold" style:font-weight-asian="bold"/>
    </style:style>
    <style:style style:name="T4" style:family="text">
      <style:text-properties style:text-position="super 58%"/>
    </style:style>
    <style:style style:name="T5" style:family="text">
      <style:text-properties fo:font-style="italic" style:font-style-asian="italic"/>
    </style:style>
    <style:style style:name="T6" style:family="text">
      <style:text-properties officeooo:rsid="001dd9d5"/>
    </style:style>
    <style:style style:name="T7" style:family="text">
      <style:text-properties officeooo:rsid="001fe29e"/>
    </style:style>
    <style:style style:name="T8" style:family="text">
      <style:text-properties officeooo:rsid="002139a1"/>
    </style:style>
    <style:style style:name="T9" style:family="text">
      <style:text-properties officeooo:rsid="0021a82f"/>
    </style:style>
    <style:style style:name="T10" style:family="text">
      <style:text-properties officeooo:rsid="001fc2af"/>
    </style:style>
    <style:style style:name="T11" style:family="text">
      <style:text-properties officeooo:rsid="00236c52"/>
    </style:style>
    <style:style style:name="T12" style:family="text">
      <style:text-properties officeooo:rsid="0026c87f"/>
    </style:style>
    <style:style style:name="T13" style:family="text">
      <style:text-properties officeooo:rsid="0028d2fc"/>
    </style:style>
    <style:style style:name="T14" style:family="text">
      <style:text-properties officeooo:rsid="0027e72e"/>
    </style:style>
    <style:style style:name="T15" style:family="text">
      <style:text-properties officeooo:rsid="002cbda5"/>
    </style:style>
    <style:style style:name="T16"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italic"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Arial1" fo:font-size="11pt" fo:font-style="italic"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1" fo:font-style="italic"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Noto Sans Symbols" fo:font-size="11pt" fo:font-style="normal" style:text-underline-style="none" fo:font-weight="normal" style:text-blinking="false" fo:background-color="transparent" loext:char-shading-value="0"/>
    </style:style>
    <style:style style:name="T27"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28" style:family="text">
      <style:text-properties fo:font-variant="normal" fo:text-transform="none" fo:color="#00008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29" style:family="text">
      <style:text-properties officeooo:rsid="0032119c"/>
    </style:style>
    <style:style style:name="T30" style:family="text">
      <style:text-properties style:font-name="Arial1" fo:background-color="transparent" loext:char-shading-value="0"/>
    </style:style>
    <style:style style:name="T31" style:family="text">
      <style:text-properties style:font-name="Arial1" fo:font-style="italic" fo:background-color="transparent" loext:char-shading-value="0"/>
    </style:style>
    <style:style style:name="T32" style:family="text">
      <style:text-properties style:font-name="Arial1" fo:font-size="6.59999990463257pt" fo:background-color="transparent" loext:char-shading-value="0"/>
    </style:style>
    <style:style style:name="T33" style:family="text">
      <style:text-properties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space-before="0.2945in" text:min-label-width="0.1965in"/>
        <style:text-properties style:font-name="StarSymbol"/>
      </text:list-level-style-bullet>
      <text:list-level-style-bullet text:level="2" text:bullet-char="•">
        <style:list-level-properties text:space-before="0.7854in" text:min-label-width="0.1965in"/>
        <style:text-properties style:font-name="StarSymbol"/>
      </text:list-level-style-bullet>
      <text:list-level-style-bullet text:level="3" text:bullet-char="•">
        <style:list-level-properties text:space-before="1.2764in" text:min-label-width="0.1965in"/>
        <style:text-properties style:font-name="StarSymbol"/>
      </text:list-level-style-bullet>
      <text:list-level-style-bullet text:level="4" text:bullet-char="•">
        <style:list-level-properties text:space-before="1.7673in" text:min-label-width="0.1965in"/>
        <style:text-properties style:font-name="StarSymbol"/>
      </text:list-level-style-bullet>
      <text:list-level-style-bullet text:level="5" text:bullet-char="•">
        <style:list-level-properties text:space-before="2.2583in" text:min-label-width="0.1965in"/>
        <style:text-properties style:font-name="StarSymbol"/>
      </text:list-level-style-bullet>
      <text:list-level-style-bullet text:level="6" text:bullet-char="•">
        <style:list-level-properties text:space-before="2.7492in" text:min-label-width="0.1965in"/>
        <style:text-properties style:font-name="StarSymbol"/>
      </text:list-level-style-bullet>
      <text:list-level-style-bullet text:level="7" text:bullet-char="•">
        <style:list-level-properties text:space-before="3.2402in" text:min-label-width="0.1965in"/>
        <style:text-properties style:font-name="StarSymbol"/>
      </text:list-level-style-bullet>
      <text:list-level-style-bullet text:level="8" text:bullet-char="•">
        <style:list-level-properties text:space-before="3.7315in" text:min-label-width="0.1965in"/>
        <style:text-properties style:font-name="StarSymbol"/>
      </text:list-level-style-bullet>
      <text:list-level-style-bullet text:level="9" text:bullet-char="•">
        <style:list-level-properties text:space-before="4.2224in" text:min-label-width="0.1965in"/>
        <style:text-properties style:font-name="StarSymbol"/>
      </text:list-level-style-bullet>
      <text:list-level-style-bullet text:level="10"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Latency <text:span text:style-name="T15">Measurements </text:span>in SCION</text:p>
      <text:p text:style-name="P14"/>
      <text:p text:style-name="P14">Overview</text:p>
      <text:p text:style-name="P8"/>
      <text:p text:style-name="P18"><text:bookmark text:name="docs-internal-guid-e89ac03a-7fff-ec74-4cfb-295cce648e87"/>Latency, also referred as end-to-end latency, is the time required for packet transmission from the source to the destination, while Round-Trip Time (RTT) is the time required for a packet transmission from the source to the destination, and from the destination back to the source. In networking exercises it is often assumed that the RTT is twice the latency, however this does not hold in practice.</text:p>
      <text:p text:style-name="P18"/>
      <text:p text:style-name="P41">Latency is an important aspect of networking, as latency estimates can be used to measure the efficiency of certain paths and to make assumptions about availability, delays, etc. In this module we will learn three different approaches to write programs that compute the end-to-end latency and RTT: by using timestamps in the data plane, by computing the RTT in the data plane and by computing the RTT in the control plane.</text:p>
      <text:p text:style-name="P5"/>
      <text:p text:style-name="P5"/>
      <text:p text:style-name="P14"><text:bookmark text:name="_z1rzakfw5wjl"/>Timestamps</text:p>
      <text:p text:style-name="P8"/>
      <text:p text:style-name="P18"><text:bookmark text:name="docs-internal-guid-5bd4d0e2-7fff-41bf-212a-5e7e7dac19af"/>Latency only refers to the time needed for a small packet to travel from the source to the destination. One way to compute this latency is to use timestamps inside the packets.</text:p>
      <text:p text:style-name="P41">We need the source to record its timestamp before it sends the packet, and the destination to record the arrival timestamp upon receipt of the packet. The destination can compute the difference between timestamps and send it to the source, as the final step. Another small variation could be made by letting the destination send its own timestamp, therefore yielding the latency computation to the source.</text:p>
      <text:p text:style-name="P8"/>
      <text:p text:style-name="P13"><text:bookmark text:name="docs-internal-guid-7fe7e0af-7fff-7c2b-45b5-ffdbf237a219"/>Task 1: Create client and server applications written in Go that implement this timestamping approach for latency estimation. </text:p>
      <text:p text:style-name="P56">There are some simple SCION applications written in Go in [1,6] that you can use as a starting point for the code and the build process.</text:p>
      <text:p text:style-name="P8"/>
      <text:p text:style-name="P8">Follow up questions:</text:p>
      <text:list xml:id="list3937530114245746118" text:style-name="L1">
        <text:list-item>
          <text:p text:style-name="P24">There is a necessary condition, regarding the clocks of the source and destination, for this method to work. What is it?</text:p>
        </text:list-item>
        <text:list-item>
          <text:p text:style-name="P24">For a single run, give a simple linear equation using 1 independent variable and constants that models the time it takes for a packet of a given size to be transmitted by a source and received at the destination.</text:p>
        </text:list-item>
        <text:list-item>
          <text:p text:style-name="P24">What are possible situations and overheads that could affect the latency measure from source to destination using this method?</text:p>
        </text:list-item>
        <text:list-item>
          <text:p text:style-name="P24">Are these overheads constant or dynamic?</text:p>
        </text:list-item>
        <text:list-item>
          <text:p text:style-name="P25"><text:span text:style-name="T29">What are possible ways to overcome these overheads? Why might we expect inaccurate results, especially if the source and destination are close together?</text:span></text:p>
        </text:list-item>
      </text:list>
      <text:p text:style-name="P14"><text:soft-page-break/>SCION Data Plane</text:p>
      <text:p text:style-name="P8"/>
      <text:p text:style-name="P18"><text:bookmark text:name="docs-internal-guid-493ed101-7fff-291d-11ab-20cb8f28d618"/>RTT requires a packet to travel from the source to the destination and from the destination back to the source; the destination sends a packet back only once it has been received by the source. The source can compute the RTT by itself, without help from the destination. It can simply record the time when it sent out the packet and note the time when the packet from the destination comes back. Then, we can estimate the end-to-end latency as the RTT divided by two. In SCION paths are symmetric, which means that both legs of the journey take the same path: every sender selects the path for every packet [4] and encodes the selection in the packet. The receiver can just reverse the path that is encoded in the packet, resulting in the reverse path back to the source. This symmetry still does not guarantee that the latency is half the RTT, since there can be other asymmetries (e.g., traffic congestion only for one direction). However, it is a good approximation for our purpose.</text:p>
      <text:p text:style-name="Text_20_body"/>
      <text:p text:style-name="P8"><text:bookmark text:name="docs-internal-guid-f96d0947-7fff-9739-772f-8fdb5e5b05db"/><text:span text:style-name="T18">Task 2: Create client and server applications written in Go that implement this SCION dataplane method for RTT and latency estimation. The implementation will be very similar to the one in task 1. You can again reference the code in [1,6].</text:span></text:p>
      <text:p text:style-name="P8"/>
      <text:p text:style-name="P8">The approach is as follows: the client will send a small packet to the server, which will basically reply with the same packet contents but with a reversed path. The packet will contain a small, randomly generated identifier. The client will wait until the packet arrives or time<text:span text:style-name="T11">s-</text:span>out, and will check its contents for its validity.</text:p>
      <text:p text:style-name="P8"/>
      <text:p text:style-name="P8">Follow up questions:</text:p>
      <text:list xml:id="list1621486518947375642" text:style-name="L3">
        <text:list-item>
          <text:p text:style-name="P28">In today’s non-SCION internet architecture, why would this implementation not be so accurate?</text:p>
        </text:list-item>
        <text:list-item>
          <text:p text:style-name="P28">As an extension, how could you ensure that the destination sends back a packet only after receiving the packet from the source?</text:p>
        </text:list-item>
      </text:list>
      <text:p text:style-name="P36"/>
      <text:p text:style-name="P15">SCION Control Plane</text:p>
      <text:p text:style-name="P9"/>
      <text:p text:style-name="P9"><text:bookmark text:name="docs-internal-guid-93a450e0-7fff-7617-da0d-18c47c381210"/><text:span text:style-name="T16">Frequently you cannot simply deploy a dedicated receiver at the other end which you want to measure the end-to-end latency with. In these cases, in the current Internet architecture the host </text:span><text:span text:style-name="T20">A</text:span><text:span text:style-name="T25"> </text:span><text:span text:style-name="T16">can send Internet Control Message Protocol (ICMP) echo request packets to the target host </text:span><text:span text:style-name="T20">B</text:span><text:span text:style-name="T25"> </text:span><text:span text:style-name="T16">and wait for their ICMP echo reply. In fact this is basically what the ping utility does. However, a problem with ICMP is that packets are in fact unauthenticated, thus in the real world fake ICMP reply packets could be injected and sent back to the source, ultimately providing incorrect RTT estimates. We can, instead of ICMP, use the SCION Control Message Protocol (SCMP), ICMP’s authenticated SCION counterpart, which will allow us to create our own lightweight SCION ping! (see notes, </text:span><text:a xlink:type="simple" xlink:href="#_evrkolzdvdu7" text:style-name="Internet_20_link" text:visited-style-name="Visited_20_Internet_20_Link"><text:span text:style-name="T1">[Additional SCMP information]</text:span></text:a>)</text:p>
      <text:p text:style-name="P9"/>
      <text:p text:style-name="P27"><text:bookmark text:name="docs-internal-guid-a3de3505-7fff-2caa-be23-c74cebd22ab5"/>Task 3: Referencing the example code linked in the reference section (if needed), create a client application in go that implements this SCION control plane method using SCMP for RTT and latency estimation. Two sample destination ASes in SCIONLab that can be used for testing are 17-ffaa:0:1107 and 18-ffaa:0:1202, using 127.0.0.1 as the IP, but in general any existing SCION connected system would be valid too. </text:p>
      <text:p text:style-name="P9"><text:soft-page-break/></text:p>
      <text:p text:style-name="P9"/>
      <text:p text:style-name="P9">Hints:</text:p>
      <text:list xml:id="list1577598990323191130" text:style-name="L4">
        <text:list-item>
          <text:p text:style-name="P39"><text:bookmark text:name="docs-internal-guid-baf21338-7fff-067f-ea94-155efc667a17"/><text:span text:style-name="T16">You can look at the existing </text:span><text:a xlink:type="simple" xlink:href="https://github.com/netsec-ethz/netsec-scion/tree/scionlab/go/tools/scmp" text:style-name="Internet_20_link" text:visited-style-name="Visited_20_Internet_20_Link"><text:span text:style-name="T28">scmp</text:span></text:a><text:span text:style-name="T26"> </text:span><text:span text:style-name="T16">tool in the SCION implementation for a reference. The tool has an “echo” mode, which you can base your code upon.</text:span></text:p>
        </text:list-item>
        <text:list-item>
          <text:p text:style-name="P47">The example code uses snet and udp to create the connection between source and client for us, but for scmp you will have to create your own connections. </text:p>
        </text:list-item>
        <text:list-item>
          <text:p text:style-name="P45"><text:span text:style-name="T16">SCION packets need a path to follow - try to find out how a path is chosen. </text:span><text:a xlink:type="simple" xlink:href="https://github.com/netsec-ethz/netsec-scion/tree/scionlab/go/lib/pathmgr" text:style-name="Internet_20_link" text:visited-style-name="Visited_20_Internet_20_Link"><text:span text:style-name="T27">pathmgr</text:span></text:a><text:span text:style-name="T26"> </text:span><text:span text:style-name="T16">and </text:span><text:a xlink:type="simple" xlink:href="https://github.com/netsec-ethz/netsec-scion/tree/scionlab/go/lib/sciond" text:style-name="Internet_20_link" text:visited-style-name="Visited_20_Internet_20_Link"><text:span text:style-name="T27">sciond</text:span></text:a><text:span text:style-name="T26"> </text:span><text:span text:style-name="T16">can be useful.</text:span></text:p>
        </text:list-item>
        <text:list-item>
          <text:p text:style-name="P50"><text:span text:style-name="T16">Try to figure out how to create a new packet then make the appropriate scmp header and put it in the packet. </text:span><text:a xlink:type="simple" xlink:href="https://github.com/netsec-ethz/netsec-scion/tree/scionlab/go/lib/hpkt" text:style-name="Internet_20_link" text:visited-style-name="Visited_20_Internet_20_Link"><text:span text:style-name="T27">hpkt</text:span></text:a><text:span text:style-name="T16">, </text:span><text:a xlink:type="simple" xlink:href="https://github.com/netsec-ethz/netsec-scion/tree/scionlab/go/lib/spkt" text:style-name="Internet_20_link" text:visited-style-name="Visited_20_Internet_20_Link"><text:span text:style-name="T27">spkt</text:span></text:a><text:span text:style-name="T16">, and </text:span><text:a xlink:type="simple" xlink:href="https://github.com/netsec-ethz/netsec-scion/tree/scionlab/go/lib/scmp" text:style-name="Internet_20_link" text:visited-style-name="Visited_20_Internet_20_Link"><text:span text:style-name="T27">scmp</text:span></text:a><text:span text:style-name="T25"> </text:span><text:span text:style-name="T16">can be useful.</text:span></text:p>
        </text:list-item>
      </text:list>
      <text:p text:style-name="P53"><text:bookmark text:name="docs-internal-guid-2b5bcc29-7fff-c927-4714-d366098337ae"/>Follow up questions:</text:p>
      <text:list xml:id="list8721754114981223866" text:style-name="L7">
        <text:list-item>
          <text:p text:style-name="P48"><text:span text:style-name="T30">How do you guarantee that </text:span><text:span text:style-name="T31">B</text:span><text:span text:style-name="T33">’</text:span><text:span text:style-name="T30">s echo replies are not sent before </text:span><text:span text:style-name="T31">A</text:span><text:span text:style-name="T33">’</text:span><text:span text:style-name="T30">s requests?</text:span></text:p>
        </text:list-item>
        <text:list-item>
          <text:p text:style-name="P51"><text:span text:style-name="T16">Using this approach, could </text:span><text:span text:style-name="T20">B</text:span><text:span text:style-name="T25"> </text:span><text:span text:style-name="T16">still counterfeit the results? Can it make the RTT appear smaller than the real one? Larger? How? </text:span></text:p>
        </text:list-item>
      </text:list>
      <text:p text:style-name="P9"/>
      <text:p text:style-name="P15"><text:bookmark text:name="_zdj263j9aj22"/>Conclusion</text:p>
      <text:p text:style-name="P9"/>
      <text:p text:style-name="P38"><text:bookmark text:name="docs-internal-guid-b0de9bc3-7fff-42a3-3f42-585817c9a2ef"/>Overall, in this module we have created lightweight programs used to provide latency estimates between two hosts in SCION with acceptable accuracy for many real-world use cases. Additionally, we have visited a few key aspects of the SCION architecture such as path selection/control and authentication. One important detail to notice is that every latency measurement was specific to a certain path. With SCION, we are able to know exactly the routes that produced these results as well as measure results for a specific path. </text:p>
      <text:p text:style-name="P41">One possible extension of these applications you have made could be to print out or even specify the path taken on each run. As a matter of fact, SCION already has its own more complex ping utility that allows you to do this and more, which can be found in $SC/bin/scmp in your SCIONLab [5] environment.</text:p>
      <text:p text:style-name="Text_20_body"><text:line-break/></text:p>
      <text:p text:style-name="P1"/>
      <text:p text:style-name="P1"/>
      <text:p text:style-name="P1"/>
      <text:p text:style-name="P21"/>
      <text:p text:style-name="P23">Appendix</text:p>
      <text:p text:style-name="P40"><text:bookmark text:name="docs-internal-guid-ef1bf75c-7fff-2016-b6ba-1a47f63317e4"/><text:span text:style-name="T16">This section is useful as a reference to debug your applications. It contains helpful hints on a minimum set of checks that you can perform to ensure the sanity of your solutions to the exercises. Furthermore, it briefly describes and gives insight into different possible issues you may encounter.</text:span></text:p>
      <text:p text:style-name="P10"/>
      <text:p text:style-name="P16"><text:bookmark text:name="_wa9d9bofndx2"/>Debugging/verification Methods</text:p>
      <text:p text:style-name="P10"/>
      <text:list xml:id="list8136309050173731403" text:style-name="L10">
        <text:list-item>
          <text:p text:style-name="P54"><text:bookmark text:name="docs-internal-guid-e33a8d24-7fff-5eb7-5e65-ed024df1950d"/>Run client and server on the same machine/to the same location and results should not be exactly zero but should be fairly close.</text:p>
        </text:list-item>
        <text:list-item>
          <text:p text:style-name="P46"><text:span text:style-name="T16">Estimate the time it will take your packet to go from the source to the destination. Since you do not know the link capacities and switching time, a rough estimate you can do is a ping from one of the machines to another. If your attachment point is at ETH Zurich (ISD 17: Switzerland) in AS 17-ffaa:0:1107 for example, and the other is at the University of Wisconsin (ISD 18: North America) in AS 18-ffaa:0:1202 for example, you can send a normal ping from the machine attached at ETHZ (ipv4 192.33.93.195) to the other at WISC (ipv4 128.105.21.208) or vice versa. Resulting times will most likely be different, with the IP ping times being typically shorter (see </text:span><text:a xlink:type="simple" xlink:href="https://docs.google.com/document/d/108C6yzJF0JEvPsOn6lWYYSZJSxS-lNGSG7rDK6N5rq8/edit#heading=h.1ksv4uv" text:style-name="Internet_20_link" text:visited-style-name="Visited_20_Internet_20_Link"><text:span text:style-name="T27">[SCION smaller latencies]</text:span></text:a><text:span text:style-name="T16">). Although it will be off, it should not be by several orders of magnitude, and it typically should be around double the time from a fresh run.</text:span></text:p>
        </text:list-item>
        <text:list-item>
          <text:p text:style-name="P49"><text:span text:style-name="T30">Another way to get a lower bound on your latency measure is to use the distance, speed and time equation. We know that no packet can travel faster than the speed of light, c ≈ 2.998*10</text:span><text:span text:style-name="T32">8</text:span><text:span text:style-name="T30">m/s, so if you find the direct distance between two points you can use <text:line-break/>time = distance / c in order to obtain the lower bound for the time it would take. For example, the distance from Zurich to Madison, wisconsin is about 7142km, so <text:line-break/>time = 7142000m/(2.998*10</text:span><text:span text:style-name="T32">8</text:span><text:span text:style-name="T30">m/s) ≈ 23.8ms. So the latency cannot be smaller than this.</text:span></text:p>
        </text:list-item>
        <text:list-item>
          <text:p text:style-name="P46"><text:span text:style-name="T16">Can use wireshark with the </text:span><text:a xlink:type="simple" xlink:href="https://netsec-ethz.github.io/scion-tutorials/scion_tricks/wireshark/" text:style-name="Internet_20_link" text:visited-style-name="Visited_20_Internet_20_Link"><text:span text:style-name="T27">SCION protocol dissector</text:span></text:a><text:span text:style-name="T26"> </text:span><text:span text:style-name="T16">[3] to verify if packets are being sent from your machine. If no packets being sent, it is likely that you are not creating a connection or paths correctly, so first place to debug.</text:span></text:p>
        </text:list-item>
        <text:list-item>
          <text:p text:style-name="P46"><text:span text:style-name="T16">You may get varied time estimates while running the same application with the same source and destination. To verify if this is still reasonable, try to print out the path used - a reasonable result should not have drastically different times for applications that use the same path. You can utilize results from the scmp tool in $SC/bin/scmp for a given path for comparison. See </text:span><text:a xlink:type="simple" xlink:href="https://docs.google.com/document/d/108C6yzJF0JEvPsOn6lWYYSZJSxS-lNGSG7rDK6N5rq8/edit#heading=h.44sinio" text:style-name="Internet_20_link" text:visited-style-name="Visited_20_Internet_20_Link"><text:span text:style-name="T27">[Path Hops Interpretation]</text:span></text:a><text:span text:style-name="T26"> </text:span><text:span text:style-name="T16">for an explanation on how path hops are represented.</text:span></text:p>
        </text:list-item>
      </text:list>
      <text:p text:style-name="P10"/>
      <text:p text:style-name="P10"><text:bookmark text:name="_duf7by10sc80"/></text:p>
      <text:p text:style-name="P22"><text:bookmark text:name="_hhasxnkv3os3"/>Notes</text:p>
      <text:p text:style-name="P57"/>
      <text:p text:style-name="P57"><text:bookmark text:name="docs-internal-guid-d0f0b01e-7fff-bad6-2480-3def283f4b15"/>[Additional SCMP information]</text:p>
      <text:p text:style-name="P43"><text:span text:style-name="T21">One thing to note is that in SCION, in order to authenticate the SCMP message, a sender uses a Dynamically Re-creatable Key</text:span><text:span text:style-name="T24"> </text:span><text:span text:style-name="T21">(DRKey). This simply means that each AS uses a local secret key known to its SCION border routers to derive a per-AS secret key on the fly using an efficient pseudorandom function (PRF). The destination AS then fetches this derived key through an additional request message to the originating AS, which is protected by a relatively slow asymmetric operation. However, through use of local caching, subsequent requests would receive a faster response as this key only needs to be fetched infrequently. Resultantly, when using SCMP for latency, one should watch out for outliers and systematic variations, (which may occur, for example, if the destination no longer has a valid key stored in its cache from the source) in which case it would be important to take multiple time estimates. Nevertheless, if no outliers are observed, there is nothing to be concerned about.</text:span></text:p>
      <text:p text:style-name="P52"/>
      <text:p text:style-name="P58">[SCION smaller latencies]</text:p>
      <text:p text:style-name="P42">Mainly due to overheads of the SCION network currently running in software, and the fact that many links in SCIONLab are using an IP overlay, the latency using SCION would typically be larger than IP assuming both methods take the same path. However, one must also consider that in IP, path hijacking will most likely force a packet to use a much longer path, thus, if this is the case, ping might actually be slower than SCION, even using an IP overlay.</text:p>
      <text:p text:style-name="P44"><text:span text:style-name="T22">Under the same conditions as a </text:span><text:span text:style-name="T23">normal </text:span><text:span text:style-name="T22">IP network (not overlayed but on dedicated links), SCION would always have smaller latencies than IP, as routing is faster in SCION and any path that IP uses could be also chosen in SCION (but not the opposite). SCIONLab [5] has frequently smaller latency times when the path is very long (e.g. between Germany and Singapore).</text:span></text:p>
      <text:p text:style-name="P44"/>
      <text:p text:style-name="P58">[Path Hops Interpretation]</text:p>
      <text:p text:style-name="P52"><text:span text:style-name="T22">When an application shows </text:span><text:span text:style-name="T23">17-ffaa:1:88#1&gt;17-ffaa:0:1107#87</text:span><text:span text:style-name="T25"> </text:span><text:span text:style-name="T22">it means: from AS 17-ffaa:1:88 interface 1, hop to AS 17-ffaa:0:1107 interface 87.</text:span></text:p>
      <text:p text:style-name="P52"><text:span text:style-name="T22"/></text:p>
      <text:p text:style-name="P21"><text:bookmark text:name="_1v1n973jjxch"/>References</text:p>
      <text:p text:style-name="P1">[1] Link to example starter code: <text:a xlink:type="simple" xlink:href="https://github.com/perrig/scionlab/tree/master/sensorapp" text:style-name="Internet_20_link" text:visited-style-name="Visited_20_Internet_20_Link"><text:span text:style-name="T1">https://github.com/perrig/scionlab/tree/master/sensorapp</text:span></text:a></text:p>
      <text:p text:style-name="P1">[2] Go library code: <text:a xlink:type="simple" xlink:href="https://github.com/netsec-ethz/netsec-scion/tree/scionlab/go/lib" text:style-name="Internet_20_link" text:visited-style-name="Visited_20_Internet_20_Link"><text:span text:style-name="T1">https://github.com/netsec-ethz/netsec-scion/tree/scionlab/go/lib</text:span></text:a></text:p>
      <text:p text:style-name="P19">[3] SCION protocol dissector: <text:a xlink:type="simple" xlink:href="https://netsec-ethz.github.io/scion-tutorials/scion_tricks/wireshark/" text:style-name="Internet_20_link" text:visited-style-name="Visited_20_Internet_20_Link"><text:span text:style-name="T1">https://netsec-ethz.github.io/scion-tutorials/scion_tricks/wireshark/</text:span></text:a></text:p>
      <text:p text:style-name="P19">[4] SCION Book (PDF version): <text:a xlink:type="simple" xlink:href="https://www.scion-architecture.net/pdf/SCION-book.pdf" text:style-name="Internet_20_link" text:visited-style-name="Visited_20_Internet_20_Link"><text:span text:style-name="T1">https://www.scion-architecture.net/pdf/SCION-book.pdf</text:span></text:a></text:p>
      <text:p text:style-name="P19">[5] SCIONLab: <text:a xlink:type="simple" xlink:href="https://www.scionlab.org/" text:style-name="Internet_20_link" text:visited-style-name="Visited_20_Internet_20_Link"><text:span text:style-name="T1">https://www.scionlab.org</text:span></text:a></text:p>
      <text:p text:style-name="P1">[6] SCIONLab Sample Applications: <text:a xlink:type="simple" xlink:href="https://github.com/perrig/scionlab/tree/master/" text:style-name="Internet_20_link" text:visited-style-name="Visited_20_Internet_20_Link"><text:span text:style-name="T1">https://github.com/perrig/scionlab/tree/master/</text:span></text:a></text:p>
      <text:p text:style-name="P1">[7] SCIONLab Tutorials: <text:a xlink:type="simple" xlink:href="https://netsec-ethz.github.io/scion-tutorials/" text:style-name="Internet_20_link" text:visited-style-name="Visited_20_Internet_20_Link"><text:span text:style-name="T1">https://netsec-ethz.github.io/scion-tutorials/</text:span></text:a></text:p>
      <text:p text:style-name="P19">[8] SCION Architecture homepage: <text:a xlink:type="simple" xlink:href="https://www.scion-architecture.net/" text:style-name="Internet_20_link" text:visited-style-name="Visited_20_Internet_20_Link"><text:span text:style-name="T1">https://www.scion-architecture.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Noto Sans Symbols" svg:font-family="'Noto Sans Symbo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5</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1T16:35:27.392244162</dc:date>
    <meta:editing-duration>PT2H5M4S</meta:editing-duration>
    <meta:editing-cycles>23</meta:editing-cycles>
    <meta:document-statistic meta:table-count="0" meta:image-count="0" meta:object-count="0" meta:page-count="5" meta:paragraph-count="64" meta:word-count="2033" meta:character-count="12257" meta:non-whitespace-character-count="10297"/>
  </office:meta>
</office:document-meta>
</file>